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08090" draw:textarea-horizontal-align="justify" draw:textarea-vertical-align="middle" draw:auto-grow-height="false" fo:min-height="1.801cm" fo:min-width="1.40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fill-color="#32cd32" draw:textarea-horizontal-align="justify" draw:textarea-vertical-align="middle" draw:auto-grow-height="false" fo:min-height="1.801cm" fo:min-width="1.405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702cm" fo:min-width="1.405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fill-color="#7f7f7f" draw:opacity="21%" draw:textarea-horizontal-align="justify" draw:textarea-vertical-align="middle" draw:auto-grow-height="false" fo:min-height="2.691cm" fo:min-width="5.086cm"/>
    </style:style>
    <style:style style:name="gr10" style:family="graphic" style:parent-style-name="objectwithoutfill">
      <style:graphic-properties svg:stroke-color="#3465a4" draw:marker-end="Arrowheads_20_5" draw:marker-end-width="0.3cm" draw:fill="none" draw:textarea-vertical-align="middle"/>
    </style:style>
    <style:style style:name="gr11" style:family="graphic" style:parent-style-name="standard" style:list-style-name="L2">
      <style:graphic-properties svg:stroke-color="#3465a4" draw:fill-color="#708090" draw:textarea-horizontal-align="justify" draw:textarea-vertical-align="top" draw:auto-grow-height="false" fo:min-height="11.18cm" fo:min-width="2.675cm"/>
      <style:paragraph-properties style:writing-mode="lr-tb"/>
    </style:style>
    <style:style style:name="gr12" style:family="graphic" style:parent-style-name="objectwithoutfill">
      <style:graphic-properties svg:stroke-color="#3465a4" draw:marker-end="Arrowheads_20_7" draw:marker-end-width="0.3cm" draw:fill="none" draw:textarea-vertical-align="middle"/>
    </style:style>
    <style:style style:name="gr13" style:family="graphic" style:parent-style-name="standard" style:list-style-name="L2">
      <style:graphic-properties svg:stroke-color="#3465a4" draw:fill-color="#708090" draw:textarea-horizontal-align="justify" draw:textarea-vertical-align="top" draw:auto-grow-height="false" fo:min-height="10.227cm" fo:min-width="2.992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708090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708090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708090"/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8.5pt" style:font-size-asian="8.5pt" style:font-size-complex="8.5pt"/>
    </style:style>
    <style:style style:name="P9" style:family="paragraph">
      <loext:graphic-properties draw:fill-color="#708090"/>
      <style:paragraph-properties fo:text-align="center"/>
      <style:text-properties fo:font-size="8.5pt" style:font-size-asian="8.5pt" style:font-size-complex="8.5pt"/>
    </style:style>
    <style:style style:name="P10" style:family="paragraph">
      <loext:graphic-properties draw:fill-color="#32cd32"/>
      <style:paragraph-properties fo:text-align="center"/>
      <style:text-properties fo:font-size="8.5pt" style:font-size-asian="8.5pt" style:font-size-complex="8.5pt"/>
    </style:style>
    <style:style style:name="P11" style:family="paragraph">
      <style:paragraph-properties fo:text-align="center"/>
    </style:style>
    <style:style style:name="P12" style:family="paragraph">
      <loext:graphic-properties draw:fill-color="#ffff00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7f7f7f" draw:opacity="21%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708090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.5pt" style:font-size-asian="8.5pt" style:font-size-complex="8.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905cm" svg:height="2.051cm" svg:x="1cm" svg:y="4.675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904cm" svg:y1="5.725cm" svg:x2="3.857cm" svg:y2="5.725cm">
          <text:p/>
        </draw:line>
        <draw:line draw:style-name="gr3" draw:text-style-name="P3" draw:layer="controls" svg:x1="1.952cm" svg:y1="4.692cm" svg:x2="1.952cm" svg:y2="3.222cm">
          <text:p/>
        </draw:line>
        <draw:line draw:style-name="gr4" draw:text-style-name="P3" draw:layer="controls" svg:x1="1.952cm" svg:y1="3.222cm" svg:x2="3.857cm" svg:y2="3.222cm">
          <text:p/>
        </draw:line>
        <draw:custom-shape draw:style-name="gr1" draw:text-style-name="P5" draw:layer="controls" svg:width="1.905cm" svg:height="2.051cm" svg:x="3.857cm" svg:y="2.232cm">
          <text:p text:style-name="P4"><text:span text:style-name="T2">Test Set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controls" svg:width="1.905cm" svg:height="2.051cm" svg:x="3.857cm" svg:y="4.675cm">
          <text:p text:style-name="P4"><text:span text:style-name="T2">Train 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controls" svg:x1="5.762cm" svg:y1="5.725cm" svg:x2="6.715cm" svg:y2="5.725cm">
          <text:p/>
        </draw:line>
        <draw:custom-shape draw:style-name="gr1" draw:text-style-name="P7" xml:id="id2" draw:id="id2" draw:layer="controls" svg:width="1.905cm" svg:height="2.051cm" svg:x="6.715cm" svg:y="4.664cm">
          <text:p text:style-name="P6"><text:span text:style-name="T3">Algorith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controls" svg:x1="8.62cm" svg:y1="5.762cm" svg:x2="9.573cm" svg:y2="5.762cm">
          <text:p/>
        </draw:line>
        <draw:custom-shape draw:style-name="gr1" draw:text-style-name="P9" xml:id="id1" draw:id="id1" draw:layer="controls" svg:width="1.905cm" svg:height="2.051cm" svg:x="9.572cm" svg:y="4.664cm">
          <text:p text:style-name="P8"><text:span text:style-name="T4">Evaluatio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controls" svg:x1="10.525cm" svg:y1="3.222cm" svg:x2="10.525cm" svg:y2="4.71cm">
          <text:p/>
        </draw:line>
        <draw:line draw:style-name="gr3" draw:text-style-name="P3" draw:layer="controls" svg:x1="5.762cm" svg:y1="3.222cm" svg:x2="10.525cm" svg:y2="3.222cm">
          <text:p/>
        </draw:line>
        <draw:line draw:style-name="gr2" draw:text-style-name="P3" draw:layer="controls" svg:x1="11.477cm" svg:y1="5.762cm" svg:x2="12.43cm" svg:y2="5.762cm">
          <text:p/>
        </draw:line>
        <draw:custom-shape draw:style-name="gr6" draw:text-style-name="P10" draw:layer="controls" svg:width="1.905cm" svg:height="2.051cm" svg:x="12.43cm" svg:y="4.664cm">
          <text:p text:style-name="P8"><text:span text:style-name="T4">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controls" svg:width="1.905cm" svg:height="0.952cm" svg:x="12.43cm" svg:y="7.35cm">
          <text:p text:style-name="P11"><text:span text:style-name="T5">Production</text:span></text:p>
          <text:p text:style-name="P11"><text:span text:style-name="T5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controls" svg:width="1.905cm" svg:height="0.952cm" svg:x="12.43cm" svg:y="3.05cm">
          <text:p text:style-name="P11"><text:span text:style-name="T5">Predic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controls" svg:x1="13.382cm" svg:y1="7.35cm" svg:x2="13.382cm" svg:y2="6.715cm">
          <text:p/>
        </draw:line>
        <draw:line draw:style-name="gr8" draw:text-style-name="P3" draw:layer="controls" svg:x1="13.382cm" svg:y1="4.71cm" svg:x2="13.382cm" svg:y2="4.075cm">
          <text:p/>
        </draw:line>
        <draw:custom-shape draw:style-name="gr9" draw:text-style-name="P13" draw:layer="controls" svg:width="6.032cm" svg:height="3.175cm" svg:x="6.08cm" svg:y="4.2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controls" svg:x1="10.524cm" svg:y1="6.715cm" svg:x2="7.667cm" svg:y2="6.715cm" draw:start-shape="id1" draw:start-glue-point="2" draw:end-shape="id2" draw:end-glue-point="2" svg:d="M10524 6715v500h-2857v-500" svg:viewBox="0 0 2858 501">
          <text:p/>
        </draw:connector>
        <draw:custom-shape draw:style-name="gr11" draw:text-style-name="P15" xml:id="id4" draw:id="id4" draw:layer="layout" svg:width="3.175cm" svg:height="11.43cm" svg:x="1cm" svg:y="7.985cm">
          <text:list text:style-name="L2">
            <text:list-header>
              <text:p text:style-name="P14"><text:span text:style-name="T6"/></text:p>
              <text:p text:style-name="P14"><text:span text:style-name="T6">I</text:span><text:span text:style-name="T6">N</text:span><text:span text:style-name="T6">P</text:span><text:span text:style-name="T6">U</text:span><text:span text:style-name="T6">T</text:span><text:span text:style-name="T6">S</text:span><text:span text:style-name="T6">:</text:span></text:p>
              <text:p text:style-name="P14"><text:span text:style-name="T6"/></text:p>
              <text:p text:style-name="P14"><text:span text:style-name="T6">M</text:span><text:span text:style-name="T6">a</text:span><text:span text:style-name="T6">r</text:span><text:span text:style-name="T6">k</text:span><text:span text:style-name="T6">e</text:span><text:span text:style-name="T6">t</text:span><text:span text:style-name="T6"> </text:span><text:span text:style-name="T6">:</text:span></text:p>
              <text:p text:style-name="P14"><text:span text:style-name="T6"/></text:p>
            </text:list-header>
            <text:list-item>
              <text:p text:style-name="P14"><text:span text:style-name="T7">O</text:span><text:span text:style-name="T7">p</text:span><text:span text:style-name="T7">e</text:span><text:span text:style-name="T7">n</text:span></text:p>
            </text:list-item>
            <text:list-item>
              <text:p text:style-name="P14"><text:span text:style-name="T7">H</text:span><text:span text:style-name="T7">i</text:span><text:span text:style-name="T7">g</text:span><text:span text:style-name="T7">h</text:span></text:p>
            </text:list-item>
            <text:list-item>
              <text:p text:style-name="P14"><text:span text:style-name="T7">L</text:span><text:span text:style-name="T7">o</text:span><text:span text:style-name="T7">w</text:span></text:p>
            </text:list-item>
            <text:list-item>
              <text:p text:style-name="P14"><text:span text:style-name="T7">C</text:span><text:span text:style-name="T7">l</text:span><text:span text:style-name="T7">o</text:span><text:span text:style-name="T7">s</text:span><text:span text:style-name="T7">e</text:span></text:p>
            </text:list-item>
            <text:list-item>
              <text:p text:style-name="P14"><text:span text:style-name="T7">I</text:span><text:span text:style-name="T7">c</text:span><text:span text:style-name="T7">h</text:span><text:span text:style-name="T7">i</text:span><text:span text:style-name="T7">m</text:span><text:span text:style-name="T7">o</text:span><text:span text:style-name="T7">k</text:span><text:span text:style-name="T7">u</text:span></text:p>
              <text:p text:style-name="P14"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</text:span><text:span text:style-name="T7">e</text:span><text:span text:style-name="T7">r</text:span><text:span text:style-name="T7">s</text:span></text:p>
              <text:p text:style-name="P14"><text:span text:style-name="T7">(</text:span><text:span text:style-name="T7">M</text:span><text:span text:style-name="T7">u</text:span><text:span text:style-name="T7">l</text:span><text:span text:style-name="T7">t</text:span><text:span text:style-name="T7">i</text:span><text:span text:style-name="T7"> </text:span><text:span text:style-name="T7">T</text:span><text:span text:style-name="T7">i</text:span><text:span text:style-name="T7">m</text:span><text:span text:style-name="T7">e</text:span><text:span text:style-name="T7">)</text:span></text:p>
            </text:list-item>
            <text:list-item>
              <text:p text:style-name="P14"><text:span text:style-name="T7">C</text:span><text:span text:style-name="T7">C</text:span><text:span text:style-name="T7">I</text:span></text:p>
            </text:list-item>
            <text:list-item>
              <text:p text:style-name="P14"><text:span text:style-name="T7">R</text:span><text:span text:style-name="T7">S</text:span><text:span text:style-name="T7">I</text:span></text:p>
              <text:p text:style-name="P14"><text:span text:style-name="T7"/></text:p>
              <text:p text:style-name="P14"><text:span text:style-name="T7"/></text:p>
              <text:p text:style-name="P14"><text:span text:style-name="T7"/></text:p>
              <text:p text:style-name="P14"><text:span text:style-name="T7"/></text:p>
              <text:p text:style-name="P14"><text:span text:style-name="T6">A</text:span><text:span text:style-name="T6">c</text:span><text:span text:style-name="T6">c</text:span><text:span text:style-name="T6">o</text:span><text:span text:style-name="T6">u</text:span><text:span text:style-name="T6">n</text:span><text:span text:style-name="T6">t</text:span><text:span text:style-name="T6"> </text:span><text:span text:style-name="T6">:</text:span></text:p>
            </text:list-item>
            <text:list-item>
              <text:p text:style-name="P14"><text:span text:style-name="T8">B</text:span><text:span text:style-name="T8">a</text:span><text:span text:style-name="T8">l</text:span><text:span text:style-name="T8">a</text:span><text:span text:style-name="T8">n</text:span><text:span text:style-name="T8">c</text:span><text:span text:style-name="T8">e</text:span></text:p>
            </text:list-item>
            <text:list-item>
              <text:p text:style-name="P14"><text:span text:style-name="T8">E</text:span><text:span text:style-name="T8">q</text:span><text:span text:style-name="T8">u</text:span><text:span text:style-name="T8">i</text:span><text:span text:style-name="T8">t</text:span><text:span text:style-name="T8">y</text:span></text:p>
            </text:list-item>
            <text:list-item>
              <text:p text:style-name="P14"><text:span text:style-name="T8">M</text:span><text:span text:style-name="T8">a</text:span><text:span text:style-name="T8">r</text:span><text:span text:style-name="T8">g</text:span><text:span text:style-name="T8">i</text:span><text:span text:style-name="T8">n</text:span></text:p>
            </text:list-item>
            <text:list-item>
              <text:p text:style-name="P14"><text:span text:style-name="T8">F</text:span><text:span text:style-name="T8">r</text:span><text:span text:style-name="T8">e</text:span><text:span text:style-name="T8">e</text:span><text:span text:style-name="T8"> </text:span><text:span text:style-name="T8">M</text:span><text:span text:style-name="T8">a</text:span><text:span text:style-name="T8">r</text:span><text:span text:style-name="T8">g</text:span><text:span text:style-name="T8">i</text:span><text:span text:style-name="T8">n</text:span></text:p>
            </text:list-item>
            <text:list-item>
              <text:p text:style-name="P14"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t</text:span><text:span text:style-name="T8"> </text:span><text:span text:style-name="T8">p</text:span><text:span text:style-name="T8">o</text:span><text:span text:style-name="T8">s</text:span><text:span text:style-name="T8">i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2" draw:text-style-name="P3" draw:layer="layout" draw:type="line" svg:x1="1.952cm" svg:y1="6.726cm" svg:x2="2.587cm" svg:y2="7.985cm" draw:start-shape="id3" draw:start-glue-point="2" draw:end-shape="id4" draw:end-glue-point="0" svg:d="M1952 6726l635 1259" svg:viewBox="0 0 636 1260">
          <text:p/>
        </draw:connector>
        <draw:custom-shape draw:style-name="gr13" draw:text-style-name="P15" draw:layer="layout" svg:width="3.492cm" svg:height="10.477cm" svg:x="14.97cm" svg:y="7.985cm">
          <text:list text:style-name="L2">
            <text:list-header>
              <text:p text:style-name="P14"><text:span text:style-name="T6">OUTPUTS </text:span></text:p>
              <text:p text:style-name="P14"><text:span text:style-name="T6"/></text:p>
            </text:list-header>
            <text:list-item>
              <text:p text:style-name="P14"><text:span text:style-name="T8">Buy</text:span></text:p>
            </text:list-item>
            <text:list-item>
              <text:p text:style-name="P14"><text:span text:style-name="T8">Sell</text:span></text:p>
            </text:list-item>
            <text:list-item>
              <text:p text:style-name="P14"><text:span text:style-name="T8">Nothing</text:span></text:p>
            </text:list-item>
            <text:list-item>
              <text:p text:style-name="P14"><text:span text:style-name="T8">Lot Size</text:span></text:p>
            </text:list-item>
            <text:list-item>
              <text:p text:style-name="P14"><text:span text:style-name="T8">SL</text:span></text:p>
            </text:list-item>
            <text:list-item>
              <text:p text:style-name="P14"><text:span text:style-name="T8">TP</text:span></text:p>
            </text:list-item>
            <text:list-item>
              <text:p text:style-name="P14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5T18:46:47.036750809</meta:creation-date>
    <dc:date>2023-10-15T19:20:24.022163883</dc:date>
    <meta:editing-duration>PT10M15S</meta:editing-duration>
    <meta:editing-cycles>2</meta:editing-cycles>
    <meta:generator>LibreOffice/7.3.7.2$Linux_X86_64 LibreOffice_project/30$Build-2</meta:generator>
    <meta:document-statistic meta:object-count="23"/>
  </office:meta>
</office:document-meta>
</file>